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E57EBD56E6483FD09D.png" manifest:media-type="image/png"/>
  <manifest:file-entry manifest:full-path="Pictures/10000201000000340000003472028F994CA535F9.png" manifest:media-type="image/png"/>
  <manifest:file-entry manifest:full-path="Pictures/10000201000002580000003CD5BC9E2AE8395EA6.png" manifest:media-type="image/png"/>
  <manifest:file-entry manifest:full-path="Pictures/10000000000004B2000003D21793144841A603B2.png" manifest:media-type="image/png"/>
  <manifest:file-entry manifest:full-path="Pictures/10000000000004B20000039EB68D684058EE6B97.png" manifest:media-type="image/png"/>
  <manifest:file-entry manifest:full-path="Pictures/10000000000004B2000002242356BF54D33C6541.png" manifest:media-type="image/png"/>
  <manifest:file-entry manifest:full-path="Pictures/10000000000004B2000003390A2323BB8363EC7A.png" manifest:media-type="image/png"/>
  <manifest:file-entry manifest:full-path="Pictures/10000000000004B200000262DF8D9748B957E9E4.png" manifest:media-type="image/png"/>
  <manifest:file-entry manifest:full-path="Pictures/10000000000004B20000033A83FE52E31368BC3B.png" manifest:media-type="image/png"/>
  <manifest:file-entry manifest:full-path="Pictures/10000000000004B2000003841A6679EBB251D6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06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075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037cm" fo:min-width="6.091cm" fo:wrap-option="no-wrap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2.037cm" fo:min-width="5.978cm" fo:wrap-option="no-wrap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783cm" fo:min-width="5.075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2.037cm" fo:min-width="5.775cm" fo:wrap-option="no-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8cm, 15.678cm, 0.437cm, 0.43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8cm, 14.038cm, 0.45cm, 2.08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8cm, 12.354cm, 0.492cm, 3.866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42cm, 8.911cm, 0.45cm, 7.23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7.167cm, 0.464cm, 8.89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56cm, 5.497cm, 0.406cm, 10.541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783cm" fo:min-width="4.821cm" fo:wrap-option="no-wrap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2.037cm" fo:min-width="5.135cm" fo:wrap-option="no-wrap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2.037cm" fo:min-width="5.851cm" fo:wrap-option="no-wrap"/>
    </style:style>
    <style:style style:name="gr19" style:family="graphic" style:parent-style-name="standard">
      <style:graphic-properties draw:fill-color="#ffcc00" draw:textarea-horizontal-align="justify" draw:textarea-vertical-align="middle" draw:auto-grow-height="false" fo:min-height="2.037cm" fo:min-width="6.33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4.498cm" svg:x="3.048cm" svg:y="1.758cm">
          <draw:image xlink:href="Pictures/10000000000004B2000002242356BF54D33C6541.png" xlink:type="simple" xlink:show="embed" xlink:actuate="onLoad">
            <text:p/>
          </draw:image>
        </draw:frame>
        <draw:custom-shape draw:style-name="gr2" draw:text-style-name="P3" draw:layer="layout" svg:width="5.559cm" svg:height="2.286cm" svg:x="15.142cm" svg:y="11.6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6374.8201438849 -14025.36073458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5.127cm" svg:y="11.699cm">
          <text:p text:style-name="P2">Create New</text:p>
          <text:p text:style-name="P2">Extent</text:p>
          <draw:enhanced-geometry svg:viewBox="0 0 21600 21600" draw:glue-points="10800 0 0 10800 10800 21600 21600 10800 ?f40 ?f41" draw:text-areas="0 0 21600 21600" draw:type="rectangular-callout" draw:modifiers="57570.2959641256 18842.15128989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8.398cm" svg:y1="11.697cm" svg:x2="19.795cm" svg:y2="11.697cm">
          <text:p/>
        </draw:line>
      </draw:page>
      <draw:page draw:name="page2" draw:style-name="dp1" draw:master-page-name="Default">
        <draw:frame draw:style-name="gr1" draw:text-style-name="P1" draw:layer="layout" svg:width="31.802cm" svg:height="25.875cm" svg:x="2.234cm" svg:y="2.413cm">
          <draw:image xlink:href="Pictures/10000000000004B2000003D21793144841A603B2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6.139cm" svg:x="1.98cm" svg:y="1.905cm">
          <draw:image xlink:href="Pictures/10000000000004B200000262DF8D9748B957E9E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1.802cm" svg:height="21.827cm" svg:x="2.413cm" svg:y="2.54cm">
          <draw:image xlink:href="Pictures/10000000000004B2000003390A2323BB8363EC7A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1.854cm" svg:x="2.794cm" svg:y="1.895cm">
          <draw:image xlink:href="Pictures/10000000000004B20000033A83FE52E31368BC3B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1.802cm" svg:height="23.812cm" svg:x="2.667cm" svg:y="5.588cm">
          <draw:image xlink:href="Pictures/10000000000004B2000003841A6679EBB251D63D.png" xlink:type="simple" xlink:show="embed" xlink:actuate="onLoad">
            <text:p/>
          </draw:image>
        </draw:frame>
        <draw:custom-shape draw:style-name="gr3" draw:text-style-name="P3" draw:layer="layout" svg:width="5.574cm" svg:height="2.286cm" svg:x="4.967cm" svg:y="3.175cm">
          <text:p text:style-name="P2">Map Zoom</text:p>
          <text:p text:style-name="P2">Buttons</text:p>
          <draw:enhanced-geometry svg:viewBox="0 0 21600 21600" draw:glue-points="10800 0 0 10800 10800 21600 21600 10800 ?f40 ?f41" draw:text-areas="0 0 21600 21600" draw:type="rectangular-callout" draw:modifiers="-1259.19282511211 85757.76125929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6.59cm" svg:height="2.286cm" svg:x="11.19cm" svg:y="4.318cm">
          <text:p text:style-name="P2">Add Feature</text:p>
          <text:p text:style-name="P2">Buttons</text:p>
          <draw:enhanced-geometry svg:viewBox="0 0 21600 21600" draw:glue-points="10800 0 0 10800 10800 21600 21600 10800 ?f40 ?f41" draw:text-areas="0 0 21600 21600" draw:type="rectangular-callout" draw:modifiers="-21154.3013199818 97752.5142107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9.399cm" svg:y="4.215cm">
          <text:p text:style-name="P2">Show / Hide</text:p>
          <text:p text:style-name="P2">Features</text:p>
          <draw:enhanced-geometry svg:viewBox="0 0 21600 21600" draw:glue-points="10800 0 0 10800 10800 21600 21600 10800 ?f40 ?f41" draw:text-areas="0 0 21600 21600" draw:type="rectangular-callout" draw:modifiers="26811.1210762332 75056.9304766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6.477cm" svg:height="2.286cm" svg:x="27.432cm" svg:y="3.175cm">
          <text:p text:style-name="P2">Import &amp; Export</text:p>
          <text:p text:style-name="P2">Feature Buttons</text:p>
          <draw:enhanced-geometry svg:viewBox="0 0 21600 21600" draw:glue-points="10800 0 0 10800 10800 21600 21600 10800 ?f40 ?f41" draw:text-areas="0 0 21600 21600" draw:type="rectangular-callout" draw:modifiers="12233.7758567459 125652.1206821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0.383cm" svg:y="29.81cm">
          <text:p text:style-name="P2">Feature List</text:p>
          <text:p text:style-name="P2">Search Filters</text:p>
          <draw:enhanced-geometry svg:viewBox="0 0 21600 21600" draw:glue-points="10800 0 0 10800 10800 21600 21600 10800 ?f40 ?f41" draw:text-areas="0 0 21600 21600" draw:type="rectangular-callout" draw:modifiers="6710.52914798206 -64535.54875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74cm" svg:height="2.032cm" svg:x="17.431cm" svg:y="30.604cm">
          <text:p text:style-name="P2">Feature List</text:p>
          <draw:enhanced-geometry svg:viewBox="0 0 21600 21600" draw:glue-points="10800 0 0 10800 10800 21600 21600 10800 ?f40 ?f41" draw:text-areas="0 0 21600 21600" draw:type="rectangular-callout" draw:modifiers="11596.197309417 -55386.52238071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26.924cm" svg:y="31.061cm">
          <text:p text:style-name="P2">Feature List</text:p>
          <text:p text:style-name="P2">Controls</text:p>
          <draw:enhanced-geometry svg:viewBox="0 0 21600 21600" draw:glue-points="10800 0 0 10800 10800 21600 21600 10800 ?f40 ?f41" draw:text-areas="0 0 21600 21600" draw:type="rectangular-callout" draw:modifiers="2332.41255605381 -27682.3786620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74cm" svg:height="2.286cm" svg:x="2.808cm" svg:y="29.718cm">
          <text:p text:style-name="P2">Feature Edit &amp; </text:p>
          <text:p text:style-name="P2">Delete Buttons</text:p>
          <draw:enhanced-geometry svg:viewBox="0 0 21600 21600" draw:glue-points="10800 0 0 10800 10800 21600 21600 10800 ?f40 ?f41" draw:text-areas="0 0 21600 21600" draw:type="rectangular-callout" draw:modifiers="3755.47410358566 -103117.0966331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" draw:text-style-name="P1" draw:layer="layout" svg:width="16.933cm" svg:height="1.692cm" svg:x="1.89cm" svg:y="2.102cm">
          <draw:image xlink:href="Pictures/10000201000002580000003CD5BC9E2AE8395EA6.png" xlink:type="simple" xlink:show="embed" xlink:actuate="onLoad">
            <text:p/>
          </draw:image>
        </draw:frame>
        <draw:frame draw:style-name="gr9" draw:text-style-name="P1" draw:layer="layout" svg:width="0.816cm" svg:height="0.816cm" svg:x="2.032cm" svg:y="11.557cm">
          <draw:image xlink:href="Pictures/10000201000002580000003CD5BC9E2AE8395EA6.png" xlink:type="simple" xlink:show="embed" xlink:actuate="onLoad">
            <text:p/>
          </draw:image>
        </draw:frame>
        <draw:frame draw:style-name="gr10" draw:text-style-name="P1" draw:layer="layout" svg:width="0.807cm" svg:height="0.803cm" svg:x="3.724cm" svg:y="13.843cm">
          <draw:image xlink:href="Pictures/10000201000002580000003CD5BC9E2AE8395EA6.png" xlink:type="simple" xlink:show="embed" xlink:actuate="onLoad">
            <text:p/>
          </draw:image>
        </draw:frame>
        <draw:frame draw:style-name="gr11" draw:text-style-name="P1" draw:layer="layout" svg:width="0.712cm" svg:height="0.711cm" svg:x="5.461cm" svg:y="15.712cm">
          <draw:image xlink:href="Pictures/10000201000002580000003CD5BC9E2AE8395EA6.png" xlink:type="simple" xlink:show="embed" xlink:actuate="onLoad">
            <text:p/>
          </draw:image>
        </draw:frame>
        <draw:frame draw:style-name="gr12" draw:text-style-name="P1" draw:layer="layout" svg:width="0.786cm" svg:height="0.799cm" svg:x="8.745cm" svg:y="17.572cm">
          <draw:image xlink:href="Pictures/10000201000002580000003CD5BC9E2AE8395EA6.png" xlink:type="simple" xlink:show="embed" xlink:actuate="onLoad">
            <text:p/>
          </draw:image>
        </draw:frame>
        <draw:frame draw:style-name="gr13" draw:text-style-name="P1" draw:layer="layout" svg:width="0.868cm" svg:height="0.813cm" svg:x="10.407cm" svg:y="19.789cm">
          <draw:image xlink:href="Pictures/10000201000002580000003CD5BC9E2AE8395EA6.png" xlink:type="simple" xlink:show="embed" xlink:actuate="onLoad">
            <text:p/>
          </draw:image>
        </draw:frame>
        <draw:frame draw:style-name="gr14" draw:text-style-name="P1" draw:layer="layout" svg:width="0.894cm" svg:height="0.929cm" svg:x="12.178cm" svg:y="21.763cm">
          <draw:image xlink:href="Pictures/10000201000002580000003CD5BC9E2AE8395EA6.png" xlink:type="simple" xlink:show="embed" xlink:actuate="onLoad">
            <text:p/>
          </draw:image>
        </draw:frame>
        <draw:frame draw:style-name="gr15" draw:text-style-name="P2" draw:layer="layout" svg:width="1.375cm" svg:height="1.375cm" svg:x="11.706cm" svg:y="7.366cm">
          <draw:image xlink:href="Pictures/10000201000000340000003472028F994CA535F9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1.802cm" svg:height="26.378cm" svg:x="3.175cm" svg:y="2.286cm">
          <draw:image xlink:href="Pictures/10000000000004B2000003E57EBD56E6483FD09D.png" xlink:type="simple" xlink:show="embed" xlink:actuate="onLoad">
            <text:p/>
          </draw:image>
        </draw:frame>
        <draw:custom-shape draw:style-name="gr3" draw:text-style-name="P3" draw:layer="layout" svg:width="5.574cm" svg:height="2.286cm" svg:x="5.842cm" svg:y="14.097cm">
          <text:p text:style-name="P2">Feature List</text:p>
          <text:p text:style-name="P2">Search Filters</text:p>
          <draw:enhanced-geometry svg:viewBox="0 0 21600 21600" draw:glue-points="10800 0 0 10800 10800 21600 21600 10800 ?f40 ?f41" draw:text-areas="0 0 21600 21600" draw:type="rectangular-callout" draw:modifiers="-251.838565022422 63855.5312636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74cm" svg:height="2.032cm" svg:x="5.514cm" svg:y="28.225cm">
          <text:p text:style-name="P2">Feature List</text:p>
          <draw:enhanced-geometry svg:viewBox="0 0 21600 21600" draw:glue-points="10800 0 0 10800 10800 21600 21600 10800 ?f40 ?f41" draw:text-areas="0 0 21600 21600" draw:type="rectangular-callout" draw:modifiers="10584.9686098655 -40320.7083128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30.113cm" svg:y="25.146cm">
          <text:p text:style-name="P2">Feature Item</text:p>
          <text:p text:style-name="P2">Controls</text:p>
          <draw:enhanced-geometry svg:viewBox="0 0 21600 21600" draw:glue-points="10800 0 0 10800 10800 21600 21600 10800 ?f40 ?f41" draw:text-areas="0 0 21600 21600" draw:type="rectangular-callout" draw:modifiers="-4591.21076233184 -18011.01880192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20.066cm" svg:y="29.083cm">
          <text:p text:style-name="P2">Feature List</text:p>
          <text:p text:style-name="P2">Controls</text:p>
          <draw:enhanced-geometry svg:viewBox="0 0 21600 21600" draw:glue-points="10800 0 0 10800 10800 21600 21600 10800 ?f40 ?f41" draw:text-areas="0 0 21600 21600" draw:type="rectangular-callout" draw:modifiers="15540.3766816144 -17293.22256230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" draw:text-style-name="P1" draw:layer="layout" svg:width="31.802cm" svg:height="23.812cm" svg:x="2.667cm" svg:y="5.589cm">
          <draw:image xlink:href="Pictures/10000000000004B2000003841A6679EBB251D63D.png" xlink:type="simple" xlink:show="embed" xlink:actuate="onLoad">
            <text:p/>
          </draw:image>
        </draw:frame>
        <draw:custom-shape draw:style-name="gr6" draw:text-style-name="P3" draw:layer="layout" svg:width="6.477cm" svg:height="2.286cm" svg:x="27.432cm" svg:y="4.376cm">
          <text:p text:style-name="P2">Import &amp; Export</text:p>
          <text:p text:style-name="P2">Feature Buttons</text:p>
          <draw:enhanced-geometry svg:viewBox="0 0 21600 21600" draw:glue-points="10800 0 0 10800 10800 21600 21600 10800 ?f40 ?f41" draw:text-areas="0 0 21600 21600" draw:type="rectangular-callout" draw:modifiers="12233.7758567459 125652.1206821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74cm" svg:height="2.032cm" svg:x="17.431cm" svg:y="29.105cm">
          <text:p text:style-name="P2">Feature List</text:p>
          <draw:enhanced-geometry svg:viewBox="0 0 21600 21600" draw:glue-points="10800 0 0 10800 10800 21600 21600 10800 ?f40 ?f41" draw:text-areas="0 0 21600 21600" draw:type="rectangular-callout" draw:modifiers="8663.2466367713 -44049.97540580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" draw:text-style-name="P1" draw:layer="layout" svg:width="31.802cm" svg:height="24.499cm" svg:x="2.794cm" svg:y="7.112cm">
          <draw:image xlink:href="Pictures/10000000000004B20000039EB68D684058EE6B97.png" xlink:type="simple" xlink:show="embed" xlink:actuate="onLoad">
            <text:p/>
          </draw:image>
        </draw:frame>
        <draw:custom-shape draw:style-name="gr7" draw:text-style-name="P3" draw:layer="layout" svg:width="5.574cm" svg:height="2.032cm" svg:x="11.063cm" svg:y="5.842cm">
          <text:p text:style-name="P2">Editing Polygon</text:p>
          <draw:enhanced-geometry svg:viewBox="0 0 21600 21600" draw:glue-points="10800 0 0 10800 10800 21600 21600 10800 ?f40 ?f41" draw:text-areas="0 0 21600 21600" draw:type="rectangular-callout" draw:modifiers="4463.35426008969 90193.01524840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5.32cm" svg:height="2.032cm" svg:x="22.366cm" svg:y="16.129cm">
          <text:p text:style-name="P2">Saved Vertex</text:p>
          <draw:enhanced-geometry svg:viewBox="0 0 21600 21600" draw:glue-points="10800 0 0 10800 10800 21600 21600 10800 ?f40 ?f41" draw:text-areas="0 0 21600 21600" draw:type="rectangular-callout" draw:modifiers="-11134.8994549897 29632.26758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5.634cm" svg:height="2.286cm" svg:x="10.414cm" svg:y="16.348cm">
          <text:p text:style-name="P2">New Vertex</text:p>
          <text:p text:style-name="P2">Handle</text:p>
          <draw:enhanced-geometry svg:viewBox="0 0 21600 21600" draw:glue-points="10800 0 0 10800 10800 21600 21600 10800 ?f40 ?f41" draw:text-areas="0 0 21600 21600" draw:type="rectangular-callout" draw:modifiers="28538.065661047 33018.62702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6.35cm" svg:height="2.286cm" svg:x="18.591cm" svg:y="24.384cm">
          <text:p text:style-name="P2">OK to Save</text:p>
          <text:p text:style-name="P2">Property Edit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657.2508266415 -11645.29951902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6.833cm" svg:height="2.286cm" svg:x="5.486cm" svg:y="25.273cm">
          <text:p text:style-name="P2">Save / Cancel</text:p>
          <text:p text:style-name="P2">Shape Edits</text:p>
          <draw:enhanced-geometry svg:viewBox="0 0 21600 21600" draw:glue-points="10800 0 0 10800 10800 21600 21600 10800 ?f40 ?f41" draw:text-areas="0 0 21600 21600" draw:type="rectangular-callout" draw:modifiers="1757.33099209833 -54193.61609094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1" draw:style-name="dp1" draw:master-page-name="Default">
        <draw:frame draw:style-name="gr1" draw:text-style-name="P1" draw:layer="layout" svg:width="31.802cm" svg:height="23.812cm" svg:x="2.667cm" svg:y="5.589cm">
          <draw:image xlink:href="Pictures/10000000000004B2000003841A6679EBB251D63D.png" xlink:type="simple" xlink:show="embed" xlink:actuate="onLoad">
            <text:p/>
          </draw:image>
        </draw:frame>
        <draw:custom-shape draw:style-name="gr5" draw:text-style-name="P3" draw:layer="layout" svg:width="6.59cm" svg:height="2.286cm" svg:x="7.38cm" svg:y="6.604cm">
          <text:p text:style-name="P2">Add Feature</text:p>
          <text:p text:style-name="P2">Buttons</text:p>
          <draw:enhanced-geometry svg:viewBox="0 0 21600 21600" draw:glue-points="10800 0 0 10800 10800 21600 21600 10800 ?f40 ?f41" draw:text-areas="0 0 21600 21600" draw:type="rectangular-callout" draw:modifiers="-8288.02913063268 74235.24267599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9.399cm" svg:y="4.216cm">
          <text:p text:style-name="P2">Show / Hide</text:p>
          <text:p text:style-name="P2">Features</text:p>
          <draw:enhanced-geometry svg:viewBox="0 0 21600 21600" draw:glue-points="10800 0 0 10800 10800 21600 21600 10800 ?f40 ?f41" draw:text-areas="0 0 21600 21600" draw:type="rectangular-callout" draw:modifiers="26811.1210762332 75056.9304766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74cm" svg:height="2.032cm" svg:x="17.078cm" svg:y="28.268cm">
          <text:p text:style-name="P2">Feature List</text:p>
          <draw:enhanced-geometry svg:viewBox="0 0 21600 21600" draw:glue-points="10800 0 0 10800 10800 21600 21600 10800 ?f40 ?f41" draw:text-areas="0 0 21600 21600" draw:type="rectangular-callout" draw:modifiers="7128.96860986547 -34222.13477619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25T15:42:28.027689367</dc:date>
    <meta:editing-duration>P1DT10H51M34S</meta:editing-duration>
    <meta:editing-cycles>63</meta:editing-cycles>
    <meta:generator>LibreOffice/6.0.7.3$Linux_X86_64 LibreOffice_project/00m0$Build-3</meta:generator>
    <meta:document-statistic meta:object-count="43"/>
  </office:meta>
</office:document-meta>
</file>